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3" style:family="paragraph" style:parent-style-name="Standard">
      <style:paragraph-properties fo:text-align="justify" style:justify-single-word="false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VEUČILIŠTE U ZAGREBU</text:p>
      <text:p text:style-name="P1">FAKULTET ELEKTROTEHNIKE I RAČUNARSTV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IZJAVA</text:p>
      <text:p text:style-name="P1">kao dodatak radu za Rektorovu nagradu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Ja, Bla Blabl, student 4. godine, izjavljujem da u trenutku predavanja rada za Rektorovu nagradu nisam diplomirao. Također izjavljujem da rad za Rektorovu nagradu nije povezan s temom diplomskog rada. Tema mojeg diplomskog rada je BLBLBLBALB pod vodstvom mentora prof. dr. sc. Blaer Dsaee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Zagreb, 9. svibanj 2008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r" fo:country="H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hr" fo:country="H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initial-creator>Miro</meta:initial-creator>
    <meta:creation-date>2008-05-07T02:25:47</meta:creation-date>
    <dc:creator>Miro</dc:creator>
    <dc:date>2008-05-07T02:44:18</dc:date>
    <meta:editing-cycles>3</meta:editing-cycles>
    <meta:editing-duration>PT3M1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6" meta:word-count="62" meta:character-count="414"/>
  </office:meta>
</office:document-meta>
</file>